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A83910A6FE4DB8F2.png" manifest:media-type="image/png"/>
  <manifest:file-entry manifest:full-path="Pictures/100002010000078000000438084357B7728C52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17cm, 20.923cm, 6.991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76cm, 20.912cm, 7.034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66cm" svg:height="9.515cm" svg:x="0.552cm" svg:y="1.524cm">
          <draw:image xlink:href="Pictures/100002010000078000000438084357B7728C52CF.png" xlink:type="simple" xlink:show="embed" xlink:actuate="onLoad">
            <text:p/>
          </draw:image>
        </draw:frame>
        <draw:frame draw:style-name="gr2" draw:text-style-name="P1" draw:layer="layout" svg:width="16.472cm" svg:height="9.459cm" svg:x="10.706cm" svg:y="5.588cm">
          <draw:image xlink:href="Pictures/100002010000078000000438A83910A6FE4DB8F2.png" xlink:type="simple" xlink:show="embed" xlink:actuate="onLoad">
            <text:p/>
          </draw:image>
        </draw:frame>
        <draw:frame draw:style-name="gr3" draw:text-style-name="P2" draw:layer="layout" svg:width="13.956cm" svg:height="0.806cm" svg:x="0.268cm" svg:y="0.508cm">
          <draw:text-box>
            <text:p><text:span text:style-name="T1">Alice’s Sample 1 has two subsamples and is shared with Bob</text:span></text:p>
          </draw:text-box>
        </draw:frame>
        <draw:frame draw:style-name="gr4" draw:text-style-name="P2" draw:layer="layout" svg:width="11.684cm" svg:height="1.916cm" svg:x="16.764cm" svg:y="3.418cm">
          <draw:text-box>
            <text:p><text:span text:style-name="T1">Bob can drag the direct share (Sample 1) into his </text:span><text:span text:style-name="T1">sample “Some project”, but he cannot move the indirect </text:span><text:span text:style-name="T1">shares (Subsample 1 and 2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7:04:33.408413630</meta:creation-date>
    <dc:date>2019-09-26T17:08:54.814408773</dc:date>
    <meta:editing-duration>PT4M22S</meta:editing-duration>
    <meta:editing-cycles>1</meta:editing-cycles>
    <meta:generator>LibreOffice/6.0.7.3$Linux_X86_64 LibreOffice_project/00m0$Build-3</meta:generator>
    <meta:document-statistic meta:object-count="27"/>
  </office:meta>
</office:document-meta>
</file>